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555in" svg:height="5.602in" svg:x="0in" svg:y="1.2949in">
            <draw:object draw:notify-on-update-of-ranges="Sheet1.A2:Sheet1.A8 Sheet1.B1:Sheet1.B1 Sheet1.B2:Sheet1.B8 Sheet1.C1:Sheet1.C1 Sheet1.C2:Sheet1.C8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598in" svg:height="5.6in" svg:x="0.3319in" svg:y="8.4126in">
            <draw:object draw:notify-on-update-of-ranges="Sheet1.A46:Sheet1.A52 Sheet1.B45:Sheet1.B45 Sheet1.B46:Sheet1.B52 Sheet1.C45:Sheet1.C45 Sheet1.C46:Sheet1.C52 Sheet1.D45:Sheet1.D45 Sheet1.D46:Sheet1.D5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1402in" svg:height="5.6in" svg:x="0.2102in" svg:y="15.4811in">
            <draw:object draw:notify-on-update-of-ranges="Sheet1.A89:Sheet1.A95 Sheet1.B88:Sheet1.B88 Sheet1.B89:Sheet1.B95 Sheet1.C88:Sheet1.C88 Sheet1.C89:Sheet1.C9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1598in" svg:height="5.6in" svg:x="0.2976in" svg:y="22.7996in">
            <draw:object draw:notify-on-update-of-ranges="Sheet1.A133:Sheet1.A139 Sheet1.B132:Sheet1.B132 Sheet1.B133:Sheet1.B139 Sheet1.C132:Sheet1.C132 Sheet1.C133:Sheet1.C139 Sheet1.D132:Sheet1.D132 Sheet1.D133:Sheet1.D139 Sheet1.E132:Sheet1.E132 Sheet1.E133:Sheet1.E139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1598in" svg:height="5.6in" svg:x="0in" svg:y="31.4051in">
            <draw:object draw:notify-on-update-of-ranges="Sheet1.A179:Sheet1.A185 Sheet1.B178:Sheet1.B178 Sheet1.B179:Sheet1.B185 Sheet1.C178:Sheet1.C178 Sheet1.C179:Sheet1.C185 Sheet1.D178:Sheet1.D178 Sheet1.D179:Sheet1.D185 Sheet1.E178:Sheet1.E178 Sheet1.E179:Sheet1.E185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T(days)</text:p>
          </table:table-cell>
          <table:table-cell office:value-type="string">
            <text:p>One Processor</text:p>
          </table:table-cell>
          <table:table-cell office:value-type="string">
            <text:p>Either Processor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51">
            <text:p>4.951</text:p>
          </table:table-cell>
          <table:table-cell table:formula="of:=[.B3]*2" office:value-type="float" office:value="9.902">
            <text:p>9.902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832">
            <text:p>9.832</text:p>
          </table:table-cell>
          <table:table-cell table:formula="of:=[.B4]*2" office:value-type="float" office:value="19.664">
            <text:p>19.664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554">
            <text:p>14.554</text:p>
          </table:table-cell>
          <table:table-cell table:formula="of:=[.B5]*2" office:value-type="float" office:value="29.108">
            <text:p>29.108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.708">
            <text:p>18.708</text:p>
          </table:table-cell>
          <table:table-cell table:formula="of:=[.B6]*2" office:value-type="float" office:value="37.416">
            <text:p>37.416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.778">
            <text:p>21.778</text:p>
          </table:table-cell>
          <table:table-cell table:formula="of:=[.B7]*2" office:value-type="float" office:value="43.556">
            <text:p>43.556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.6">
            <text:p>23.6</text:p>
          </table:table-cell>
          <table:table-cell table:formula="of:=[.B8]*2" office:value-type="float" office:value="47.2">
            <text:p>47.2</text:p>
          </table:table-cell>
          <table:table-cell table:number-columns-repeated="13"/>
        </table:table-row>
        <table:table-row table:style-name="ro1" table:number-rows-repeated="36">
          <table:table-cell table:number-columns-repeated="16"/>
        </table:table-row>
        <table:table-row table:style-name="ro1">
          <table:table-cell office:value-type="string">
            <text:p>T(days) </text:p>
          </table:table-cell>
          <table:table-cell office:value-type="string">
            <text:p>Up</text:p>
          </table:table-cell>
          <table:table-cell office:value-type="string">
            <text:p>Danger</text:p>
          </table:table-cell>
          <table:table-cell office:value-type="string">
            <text:p>Down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Danger</text:p>
          </table:table-cell>
          <table:table-cell office:value-type="string">
            <text:p>Down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Danger</text:p>
          </table:table-cell>
          <table:table-cell office:value-type="string">
            <text:p>Down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82">
            <text:p>0.682</text:p>
          </table:table-cell>
          <table:table-cell office:value-type="float" office:value="-2.348">
            <text:p>-2.348</text:p>
          </table:table-cell>
          <table:table-cell office:value-type="float" office:value="-1.051">
            <text:p>-1.05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763.686">
            <text:p>13763.686</text:p>
          </table:table-cell>
          <table:table-cell office:value-type="float" office:value="13.005">
            <text:p>13.005</text:p>
          </table:table-cell>
          <table:table-cell office:value-type="float" office:value="301.998">
            <text:p>301.9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0.0045">
            <text:p>0.0045</text:p>
          </table:table-cell>
          <table:table-cell office:value-type="float" office:value="0.1045">
            <text:p>0.10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67">
            <text:p>0.967</text:p>
          </table:table-cell>
          <table:table-cell office:value-type="float" office:value="-2.064">
            <text:p>-2.064</text:p>
          </table:table-cell>
          <table:table-cell office:value-type="float" office:value="-0.405">
            <text:p>-0.40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6156.021">
            <text:p>26156.021</text:p>
          </table:table-cell>
          <table:table-cell office:value-type="float" office:value="24.503">
            <text:p>24.503</text:p>
          </table:table-cell>
          <table:table-cell office:value-type="float" office:value="1339.9">
            <text:p>1339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.0819">
            <text:p>9.0819</text:p>
          </table:table-cell>
          <table:table-cell office:value-type="float" office:value="0.0085">
            <text:p>0.0085</text:p>
          </table:table-cell>
          <table:table-cell office:value-type="float" office:value="0.4652">
            <text:p>0.46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057">
            <text:p>1.057</text:p>
          </table:table-cell>
          <table:table-cell office:value-type="float" office:value="-1.972">
            <text:p>-1.972</text:p>
          </table:table-cell>
          <table:table-cell office:value-type="float" office:value="0.486">
            <text:p>0.48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32053.084">
            <text:p>32053.084</text:p>
          </table:table-cell>
          <table:table-cell office:value-type="float" office:value="30.021">
            <text:p>30.021</text:p>
          </table:table-cell>
          <table:table-cell office:value-type="float" office:value="9171.632">
            <text:p>9171.63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.33">
            <text:p>11.33</text:p>
          </table:table-cell>
          <table:table-cell office:value-type="float" office:value="0.0205">
            <text:p>0.0205</text:p>
          </table:table-cell>
          <table:table-cell office:value-type="float" office:value="3.3846">
            <text:p>3.384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063">
            <text:p>1.063</text:p>
          </table:table-cell>
          <table:table-cell office:value-type="float" office:value="-1.967">
            <text:p>-1.967</text:p>
          </table:table-cell>
          <table:table-cell office:value-type="float" office:value="0.898">
            <text:p>0.898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2349.305">
            <text:p>32349.305</text:p>
          </table:table-cell>
          <table:table-cell office:value-type="float" office:value="30.313">
            <text:p>30.313</text:p>
          </table:table-cell>
          <table:table-cell office:value-type="float" office:value="23249.379">
            <text:p>23249.37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1.43">
            <text:p>11.43</text:p>
          </table:table-cell>
          <table:table-cell office:value-type="float" office:value="0.0305">
            <text:p>0.0305</text:p>
          </table:table-cell>
          <table:table-cell office:value-type="float" office:value="8.2727">
            <text:p>8.272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063">
            <text:p>1.063</text:p>
          </table:table-cell>
          <table:table-cell office:value-type="float" office:value="-1.967">
            <text:p>-1.967</text:p>
          </table:table-cell>
          <table:table-cell office:value-type="float" office:value="1.111">
            <text:p>1.111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2349.305">
            <text:p>32349.305</text:p>
          </table:table-cell>
          <table:table-cell office:value-type="float" office:value="30.313">
            <text:p>30.313</text:p>
          </table:table-cell>
          <table:table-cell office:value-type="float" office:value="37649.379">
            <text:p>37649.379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1.5353">
            <text:p>11.5353</text:p>
          </table:table-cell>
          <table:table-cell office:value-type="float" office:value="0.0305">
            <text:p>0.0305</text:p>
          </table:table-cell>
          <table:table-cell office:value-type="float" office:value="13.1725">
            <text:p>13.172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063">
            <text:p>1.063</text:p>
          </table:table-cell>
          <table:table-cell office:value-type="float" office:value="-1.967">
            <text:p>-1.967</text:p>
          </table:table-cell>
          <table:table-cell office:value-type="float" office:value="1.253">
            <text:p>1.253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2349.305">
            <text:p>32349.305</text:p>
          </table:table-cell>
          <table:table-cell office:value-type="float" office:value="30.313">
            <text:p>30.313</text:p>
          </table:table-cell>
          <table:table-cell office:value-type="float" office:value="52049.379">
            <text:p>52049.379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1.5353">
            <text:p>11.5353</text:p>
          </table:table-cell>
          <table:table-cell office:value-type="float" office:value="0.0305">
            <text:p>0.0305</text:p>
          </table:table-cell>
          <table:table-cell office:value-type="float" office:value="18.1727">
            <text:p>18.1727</text:p>
          </table:table-cell>
        </table:table-row>
        <table:table-row table:style-name="ro1" table:number-rows-repeated="35">
          <table:table-cell table:number-columns-repeated="16"/>
        </table:table-row>
        <table:table-row table:style-name="ro1">
          <table:table-cell office:value-type="string">
            <text:p>T(days) </text:p>
          </table:table-cell>
          <table:table-cell office:value-type="string">
            <text:p>Actuator</text:p>
          </table:table-cell>
          <table:table-cell office:value-type="string">
            <text:p>Sensor</text:p>
          </table:table-cell>
          <table:table-cell table:number-columns-repeated="13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.795">
            <text:p>29.795</text:p>
          </table:table-cell>
          <table:table-cell office:value-type="float" office:value="46.814">
            <text:p>46.814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.245">
            <text:p>29.245</text:p>
          </table:table-cell>
          <table:table-cell office:value-type="float" office:value="40.157">
            <text:p>40.157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.476">
            <text:p>28.476</text:p>
          </table:table-cell>
          <table:table-cell office:value-type="float" office:value="32.819">
            <text:p>32.819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.577">
            <text:p>27.577</text:p>
          </table:table-cell>
          <table:table-cell office:value-type="float" office:value="25.919">
            <text:p>25.919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484">
            <text:p>26.484</text:p>
          </table:table-cell>
          <table:table-cell office:value-type="float" office:value="20.084">
            <text:p>20.084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.316">
            <text:p>25.316</text:p>
          </table:table-cell>
          <table:table-cell office:value-type="float" office:value="15.31">
            <text:p>15.31</text:p>
          </table:table-cell>
          <table:table-cell table:number-columns-repeated="13"/>
        </table:table-row>
        <table:table-row table:style-name="ro1" table:number-rows-repeated="36">
          <table:table-cell table:number-columns-repeated="16"/>
        </table:table-row>
        <table:table-row table:style-name="ro1">
          <table:table-cell office:value-type="string">
            <text:p>T(days) </text:p>
          </table:table-cell>
          <table:table-cell office:value-type="string">
            <text:p>Sensor</text:p>
          </table:table-cell>
          <table:table-cell office:value-type="string">
            <text:p>Actuator</text:p>
          </table:table-cell>
          <table:table-cell office:value-type="string">
            <text:p>IO Processors</text:p>
          </table:table-cell>
          <table:table-cell office:value-type="string">
            <text:p>Main Processor</text:p>
          </table:table-cell>
          <table:table-cell table:number-columns-repeated="11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0.014">
            <text:p>0.01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">
            <text:p>0.09</text:p>
          </table:table-cell>
          <table:table-cell office:value-type="float" office:value="0.004">
            <text:p>0.004</text:p>
          </table:table-cell>
          <table:table-cell office:value-type="float" office:value="0.24">
            <text:p>0.24</text:p>
          </table:table-cell>
          <table:table-cell office:value-type="float" office:value="0.028">
            <text:p>0.028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34">
            <text:p>0.834</text:p>
          </table:table-cell>
          <table:table-cell office:value-type="float" office:value="0.054">
            <text:p>0.054</text:p>
          </table:table-cell>
          <table:table-cell office:value-type="float" office:value="0.902">
            <text:p>0.902</text:p>
          </table:table-cell>
          <table:table-cell office:value-type="float" office:value="0.039">
            <text:p>0.03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63">
            <text:p>0.963</text:p>
          </table:table-cell>
          <table:table-cell office:value-type="float" office:value="0.213">
            <text:p>0.213</text:p>
          </table:table-cell>
          <table:table-cell office:value-type="float" office:value="0.999">
            <text:p>0.999</text:p>
          </table:table-cell>
          <table:table-cell office:value-type="float" office:value="0.052">
            <text:p>0.052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64">
            <text:p>0.964</text:p>
          </table:table-cell>
          <table:table-cell office:value-type="float" office:value="0.443">
            <text:p>0.443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64">
            <text:p>0.964</text:p>
          </table:table-cell>
          <table:table-cell office:value-type="float" office:value="0.662">
            <text:p>0.662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table:number-columns-repeated="11"/>
        </table:table-row>
        <table:table-row table:style-name="ro1" table:number-rows-repeated="38">
          <table:table-cell table:number-columns-repeated="16"/>
        </table:table-row>
        <table:table-row table:style-name="ro1">
          <table:table-cell office:value-type="string">
            <text:p>T(days) </text:p>
          </table:table-cell>
          <table:table-cell office:value-type="string">
            <text:p>Sensor</text:p>
          </table:table-cell>
          <table:table-cell office:value-type="string">
            <text:p>Actuator</text:p>
          </table:table-cell>
          <table:table-cell office:value-type="string">
            <text:p>IO Processors</text:p>
          </table:table-cell>
          <table:table-cell office:value-type="string">
            <text:p>Main Processor</text:p>
          </table:table-cell>
          <table:table-cell table:number-columns-repeated="11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.074">
            <text:p>0.074</text:p>
          </table:table-cell>
          <table:table-cell office:value-type="float" office:value="0.014">
            <text:p>0.01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76">
            <text:p>0.076</text:p>
          </table:table-cell>
          <table:table-cell office:value-type="float" office:value="0.004">
            <text:p>0.004</text:p>
          </table:table-cell>
          <table:table-cell office:value-type="float" office:value="0.135">
            <text:p>0.135</text:p>
          </table:table-cell>
          <table:table-cell office:value-type="float" office:value="0.025">
            <text:p>0.025</text:p>
          </table:table-cell>
          <table:table-cell table:number-columns-repeated="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89">
            <text:p>0.689</text:p>
          </table:table-cell>
          <table:table-cell office:value-type="float" office:value="0.021">
            <text:p>0.021</text:p>
          </table:table-cell>
          <table:table-cell office:value-type="float" office:value="0.163">
            <text:p>0.163</text:p>
          </table:table-cell>
          <table:table-cell office:value-type="float" office:value="0.029">
            <text:p>0.029</text:p>
          </table:table-cell>
          <table:table-cell table:number-columns-repeated="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8">
            <text:p>0.78</text:p>
          </table:table-cell>
          <table:table-cell office:value-type="float" office:value="0.024">
            <text:p>0.024</text:p>
          </table:table-cell>
          <table:table-cell office:value-type="float" office:value="0.165">
            <text:p>0.165</text:p>
          </table:table-cell>
          <table:table-cell office:value-type="float" office:value="0.029">
            <text:p>0.029</text:p>
          </table:table-cell>
          <table:table-cell table:number-columns-repeated="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8">
            <text:p>0.78</text:p>
          </table:table-cell>
          <table:table-cell office:value-type="float" office:value="0.025">
            <text:p>0.025</text:p>
          </table:table-cell>
          <table:table-cell office:value-type="float" office:value="0.165">
            <text:p>0.165</text:p>
          </table:table-cell>
          <table:table-cell office:value-type="float" office:value="0.029">
            <text:p>0.029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8">
            <text:p>0.78</text:p>
          </table:table-cell>
          <table:table-cell office:value-type="float" office:value="0.025">
            <text:p>0.025</text:p>
          </table:table-cell>
          <table:table-cell office:value-type="float" office:value="0.165">
            <text:p>0.165</text:p>
          </table:table-cell>
          <table:table-cell office:value-type="float" office:value="0.029">
            <text:p>0.029</text:p>
          </table:table-cell>
          <table:table-cell table:number-columns-repeated="11"/>
        </table:table-row>
        <table:table-row table:style-name="ro1" table:number-rows-repeated="1048390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23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ngo </meta:initial-creator>
    <meta:creation-date>2015-02-25T10:53:05.096658365</meta:creation-date>
    <dc:date>2016-02-02T23:15:49</dc:date>
    <meta:editing-duration>PT9H55M</meta:editing-duration>
    <meta:editing-cycles>51</meta:editing-cycles>
    <meta:generator>OpenOffice/4.1.1$Unix OpenOffice.org_project/411m6$Build-9775</meta:generator>
    <dc:creator>Chan Ngo</dc:creator>
    <meta:document-statistic meta:table-count="1" meta:cell-count="22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8cm" chart:symbol-height="0.28cm"/>
      <style:graphic-properties draw:stroke="none" draw:fill-color="#ff95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56cm" svg:height="14.23cm" xlink:href=".." xlink:type="simple" chart:class="chart:bar" chart:style-name="ch1">
        <chart:legend chart:legend-position="top" svg:x="6.836cm" svg:y="0.888cm" style:legend-expansion="wide" chart:style-name="ch2"/>
        <chart:plot-area chart:style-name="ch3" table:cell-range-address="Sheet1.A1:Sheet1.C8" chart:data-source-has-labels="both" svg:x="1.883cm" svg:y="2.31cm" svg:width="20.443cm" svg:height="10.248cm">
          <chartooo:coordinate-region svg:x="2.516cm" svg:y="2.31cm" svg:width="19.617cm" svg:height="9.616cm"/>
          <chart:axis chart:dimension="x" chart:name="primary-x" chart:style-name="ch4" chartooo:axis-type="auto">
            <chartooo:date-scale/>
            <chart:title svg:x="0.451cm" svg:y="8.57cm" chart:style-name="ch5">
              <text:p>T (days)</text:p>
            </chart:title>
            <chart:categories table:cell-range-address="Sheet1.A2:Sheet1.A8"/>
            <chart:grid chart:style-name="ch6" chart:class="major"/>
          </chart:axis>
          <chart:axis chart:dimension="y" chart:name="primary-y" chart:style-name="ch7">
            <chart:title svg:x="8.461cm" svg:y="12.843cm" chart:style-name="ch8">
              <text:p>Expected number of reboots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2:Sheet1.B8" chart:label-cell-address="Sheet1.B1:Sheet1.B1" chart:class="chart:bar">
            <chart:data-point chart:repeated="7"/>
          </chart:series>
          <chart:series chart:style-name="ch10" chart:values-cell-range-address="Sheet1.C2:Sheet1.C8" chart:label-cell-address="Sheet1.C1:Sheet1.C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Processor</text:p>
                <draw:g>
                  <svg:desc>Sheet1.B1:Sheet1.B1</svg:desc>
                </draw:g>
              </table:table-cell>
              <table:table-cell office:value-type="string">
                <text:p>Either Processo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51">
                <text:p>4.951</text:p>
              </table:table-cell>
              <table:table-cell office:value-type="float" office:value="9.902">
                <text:p>9.9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832">
                <text:p>9.832</text:p>
              </table:table-cell>
              <table:table-cell office:value-type="float" office:value="19.664">
                <text:p>19.6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554">
                <text:p>14.554</text:p>
              </table:table-cell>
              <table:table-cell office:value-type="float" office:value="29.108">
                <text:p>29.1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08">
                <text:p>18.708</text:p>
              </table:table-cell>
              <table:table-cell office:value-type="float" office:value="37.416">
                <text:p>37.4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.778">
                <text:p>21.778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.6">
                <text:p>23.6</text:p>
              </table:table-cell>
              <table:table-cell office:value-type="float" office:value="47.2">
                <text:p>4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67cm" svg:height="14.225cm" xlink:href=".." xlink:type="simple" chart:class="chart:bar" chart:style-name="ch1">
        <chart:legend chart:legend-position="top" svg:x="8.378cm" svg:y="0.888cm" style:legend-expansion="wide" chart:style-name="ch2"/>
        <chart:plot-area chart:style-name="ch3" table:cell-range-address="Sheet1.A46:Sheet1.D52 Sheet1.B45:Sheet1.D45" chart:data-source-has-labels="both" svg:x="1.883cm" svg:y="2.31cm" svg:width="20.454cm" svg:height="10.243cm">
          <chartooo:coordinate-region svg:x="2.041cm" svg:y="2.31cm" svg:width="20.047cm" svg:height="9.611cm"/>
          <chart:axis chart:dimension="x" chart:name="primary-x" chart:style-name="ch4" chartooo:axis-type="auto">
            <chartooo:date-scale/>
            <chart:title svg:x="0.451cm" svg:y="8.567cm" chart:style-name="ch5">
              <text:p>T (days)</text:p>
            </chart:title>
            <chart:categories table:cell-range-address="Sheet1.A46:Sheet1.A52"/>
            <chart:grid chart:style-name="ch6" chart:class="major"/>
          </chart:axis>
          <chart:axis chart:dimension="y" chart:name="primary-y" chart:style-name="ch7">
            <chart:title svg:x="5.253cm" svg:y="12.838cm" chart:style-name="ch8">
              <text:p>Expected time spent in each class of state (logT days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46:Sheet1.B52" chart:label-cell-address="Sheet1.B45:Sheet1.B45" chart:class="chart:bar">
            <chart:data-point chart:repeated="7"/>
          </chart:series>
          <chart:series chart:style-name="ch10" chart:values-cell-range-address="Sheet1.C46:Sheet1.C52" chart:label-cell-address="Sheet1.C45:Sheet1.C45" chart:class="chart:bar">
            <chart:data-point chart:repeated="7"/>
          </chart:series>
          <chart:series chart:style-name="ch11" chart:values-cell-range-address="Sheet1.D46:Sheet1.D52" chart:label-cell-address="Sheet1.D45:Sheet1.D4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  <draw:g>
                  <svg:desc>Sheet1.B45:Sheet1.B45</svg:desc>
                </draw:g>
              </table:table-cell>
              <table:table-cell office:value-type="string">
                <text:p>Danger</text:p>
                <draw:g>
                  <svg:desc>Sheet1.C45:Sheet1.C45</svg:desc>
                </draw:g>
              </table:table-cell>
              <table:table-cell office:value-type="string">
                <text:p>Down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46:Sheet1.A52</svg:desc>
                </draw:g>
              </table:table-cell>
              <table:table-cell office:value-type="float" office:value="0">
                <text:p>0</text:p>
                <draw:g>
                  <svg:desc>Sheet1.B46:Sheet1.B52</svg:desc>
                </draw:g>
              </table:table-cell>
              <table:table-cell office:value-type="float" office:value="0">
                <text:p>0</text:p>
                <draw:g>
                  <svg:desc>Sheet1.C46:Sheet1.C52</svg:desc>
                </draw:g>
              </table:table-cell>
              <table:table-cell office:value-type="float" office:value="0">
                <text:p>0</text:p>
                <draw:g>
                  <svg:desc>Sheet1.D46:Sheet1.D52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82">
                <text:p>0.682</text:p>
              </table:table-cell>
              <table:table-cell office:value-type="float" office:value="-2.348">
                <text:p>-2.348</text:p>
              </table:table-cell>
              <table:table-cell office:value-type="float" office:value="-1.051">
                <text:p>-1.0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67">
                <text:p>0.967</text:p>
              </table:table-cell>
              <table:table-cell office:value-type="float" office:value="-2.064">
                <text:p>-2.064</text:p>
              </table:table-cell>
              <table:table-cell office:value-type="float" office:value="-0.405">
                <text:p>-0.4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057">
                <text:p>1.057</text:p>
              </table:table-cell>
              <table:table-cell office:value-type="float" office:value="-1.972">
                <text:p>-1.972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63">
                <text:p>1.063</text:p>
              </table:table-cell>
              <table:table-cell office:value-type="float" office:value="-1.967">
                <text:p>-1.967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063">
                <text:p>1.063</text:p>
              </table:table-cell>
              <table:table-cell office:value-type="float" office:value="-1.967">
                <text:p>-1.967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063">
                <text:p>1.063</text:p>
              </table:table-cell>
              <table:table-cell office:value-type="float" office:value="-1.967">
                <text:p>-1.967</text:p>
              </table:table-cell>
              <table:table-cell office:value-type="float" office:value="1.253">
                <text:p>1.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7cm" svg:height="14.225cm" xlink:href=".." xlink:type="simple" chart:class="chart:bar" chart:style-name="ch1">
        <chart:legend chart:legend-position="top" svg:x="8.828cm" svg:y="0.888cm" style:legend-expansion="wide" chart:style-name="ch2"/>
        <chart:plot-area chart:style-name="ch3" table:cell-range-address="Sheet1.A89:Sheet1.C95 Sheet1.B88:Sheet1.C88" chart:data-source-has-labels="both" svg:x="1.882cm" svg:y="2.31cm" svg:width="20.407cm" svg:height="10.243cm">
          <chartooo:coordinate-region svg:x="2.515cm" svg:y="2.31cm" svg:width="19.581cm" svg:height="9.611cm"/>
          <chart:axis chart:dimension="x" chart:name="primary-x" chart:style-name="ch4" chartooo:axis-type="auto">
            <chartooo:date-scale/>
            <chart:title svg:x="0.451cm" svg:y="8.567cm" chart:style-name="ch5">
              <text:p>T (days)</text:p>
            </chart:title>
            <chart:categories table:cell-range-address="Sheet1.A89:Sheet1.A95"/>
            <chart:grid chart:style-name="ch6" chart:class="major"/>
          </chart:axis>
          <chart:axis chart:dimension="y" chart:name="primary-y" chart:style-name="ch7">
            <chart:title svg:x="5.554cm" svg:y="12.838cm" chart:style-name="ch8">
              <text:p>Expected number of working actuators and sensors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89:Sheet1.B95" chart:label-cell-address="Sheet1.B88:Sheet1.B88" chart:class="chart:bar">
            <chart:data-point chart:repeated="7"/>
          </chart:series>
          <chart:series chart:style-name="ch10" chart:values-cell-range-address="Sheet1.C89:Sheet1.C95" chart:label-cell-address="Sheet1.C88:Sheet1.C8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tor</text:p>
                <draw:g>
                  <svg:desc>Sheet1.B88:Sheet1.B88</svg:desc>
                </draw:g>
              </table:table-cell>
              <table:table-cell office:value-type="string">
                <text:p>Sensor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89:Sheet1.A95</svg:desc>
                </draw:g>
              </table:table-cell>
              <table:table-cell office:value-type="float" office:value="0">
                <text:p>0</text:p>
                <draw:g>
                  <svg:desc>Sheet1.B89:Sheet1.B95</svg:desc>
                </draw:g>
              </table:table-cell>
              <table:table-cell office:value-type="float" office:value="0">
                <text:p>0</text:p>
                <draw:g>
                  <svg:desc>Sheet1.C89:Sheet1.C9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.795">
                <text:p>29.795</text:p>
              </table:table-cell>
              <table:table-cell office:value-type="float" office:value="46.814">
                <text:p>46.8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245">
                <text:p>29.245</text:p>
              </table:table-cell>
              <table:table-cell office:value-type="float" office:value="40.157">
                <text:p>40.1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476">
                <text:p>28.476</text:p>
              </table:table-cell>
              <table:table-cell office:value-type="float" office:value="32.819">
                <text:p>32.8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.577">
                <text:p>27.577</text:p>
              </table:table-cell>
              <table:table-cell office:value-type="float" office:value="25.919">
                <text:p>25.9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.484">
                <text:p>26.484</text:p>
              </table:table-cell>
              <table:table-cell office:value-type="float" office:value="20.084">
                <text:p>20.0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.316">
                <text:p>25.316</text:p>
              </table:table-cell>
              <table:table-cell office:value-type="float" office:value="15.31">
                <text:p>15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67cm" svg:height="14.225cm" xlink:href=".." xlink:type="simple" chart:class="chart:line" chart:style-name="ch1">
        <chart:legend chart:legend-position="top" svg:x="3.35cm" svg:y="0.888cm" style:legend-expansion="wide" chart:style-name="ch2"/>
        <chart:plot-area chart:style-name="ch3" table:cell-range-address="Sheet1.A133:Sheet1.E139 Sheet1.B132:Sheet1.E132" chart:data-source-has-labels="both" svg:x="1.883cm" svg:y="2.31cm" svg:width="20.454cm" svg:height="10.243cm">
          <chartooo:coordinate-region svg:x="2.629cm" svg:y="2.502cm" svg:width="19.515cm" svg:height="9.419cm"/>
          <chart:axis chart:dimension="x" chart:name="primary-x" chart:style-name="ch4" chartooo:axis-type="auto">
            <chartooo:date-scale/>
            <chart:title svg:x="10.974cm" svg:y="12.838cm" chart:style-name="ch5">
              <text:p>T (days)</text:p>
            </chart:title>
            <chart:categories table:cell-range-address="Sheet1.A133:Sheet1.A139"/>
            <chart:grid chart:style-name="ch6" chart:class="major"/>
          </chart:axis>
          <chart:axis chart:dimension="y" chart:name="primary-y" chart:style-name="ch7">
            <chart:title svg:x="0.451cm" svg:y="11.31cm" chart:style-name="ch8">
              <text:p>Probability of each failure type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133:Sheet1.B139" chart:label-cell-address="Sheet1.B132:Sheet1.B132" chart:class="chart:line">
            <chart:data-point chart:repeated="7"/>
          </chart:series>
          <chart:series chart:style-name="ch10" chart:values-cell-range-address="Sheet1.C133:Sheet1.C139" chart:label-cell-address="Sheet1.C132:Sheet1.C132" chart:class="chart:line">
            <chart:data-point chart:repeated="7"/>
          </chart:series>
          <chart:series chart:style-name="ch11" chart:values-cell-range-address="Sheet1.D133:Sheet1.D139" chart:label-cell-address="Sheet1.D132:Sheet1.D132" chart:class="chart:line">
            <chart:data-point chart:repeated="7"/>
          </chart:series>
          <chart:series chart:style-name="ch12" chart:values-cell-range-address="Sheet1.E133:Sheet1.E139" chart:label-cell-address="Sheet1.E132:Sheet1.E13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</text:p>
                <draw:g>
                  <svg:desc>Sheet1.B132:Sheet1.B132</svg:desc>
                </draw:g>
              </table:table-cell>
              <table:table-cell office:value-type="string">
                <text:p>Actuator</text:p>
                <draw:g>
                  <svg:desc>Sheet1.C132:Sheet1.C132</svg:desc>
                </draw:g>
              </table:table-cell>
              <table:table-cell office:value-type="string">
                <text:p>IO Processors</text:p>
                <draw:g>
                  <svg:desc>Sheet1.D132:Sheet1.D132</svg:desc>
                </draw:g>
              </table:table-cell>
              <table:table-cell office:value-type="string">
                <text:p>Main Processor</text:p>
                <draw:g>
                  <svg:desc>Sheet1.E132:Sheet1.E13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33:Sheet1.A139</svg:desc>
                </draw:g>
              </table:table-cell>
              <table:table-cell office:value-type="float" office:value="0">
                <text:p>0</text:p>
                <draw:g>
                  <svg:desc>Sheet1.B133:Sheet1.B139</svg:desc>
                </draw:g>
              </table:table-cell>
              <table:table-cell office:value-type="float" office:value="0">
                <text:p>0</text:p>
                <draw:g>
                  <svg:desc>Sheet1.C133:Sheet1.C139</svg:desc>
                </draw:g>
              </table:table-cell>
              <table:table-cell office:value-type="float" office:value="0">
                <text:p>0</text:p>
                <draw:g>
                  <svg:desc>Sheet1.D133:Sheet1.D139</svg:desc>
                </draw:g>
              </table:table-cell>
              <table:table-cell office:value-type="float" office:value="0">
                <text:p>0</text:p>
                <draw:g>
                  <svg:desc>Sheet1.E133:Sheet1.E139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4">
                <text:p>0.004</text:p>
              </table:table-cell>
              <table:table-cell office:value-type="float" office:value="0.24">
                <text:p>0.2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834">
                <text:p>0.834</text:p>
              </table:table-cell>
              <table:table-cell office:value-type="float" office:value="0.054">
                <text:p>0.054</text:p>
              </table:table-cell>
              <table:table-cell office:value-type="float" office:value="0.902">
                <text:p>0.90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3">
                <text:p>0.963</text:p>
              </table:table-cell>
              <table:table-cell office:value-type="float" office:value="0.213">
                <text:p>0.213</text:p>
              </table:table-cell>
              <table:table-cell office:value-type="float" office:value="0.999">
                <text:p>0.99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64">
                <text:p>0.964</text:p>
              </table:table-cell>
              <table:table-cell office:value-type="float" office:value="0.443">
                <text:p>0.443</text:p>
              </table:table-cell>
              <table:table-cell office:value-type="float" office:value="1">
                <text:p>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4">
                <text:p>0.964</text:p>
              </table:table-cell>
              <table:table-cell office:value-type="float" office:value="0.662">
                <text:p>0.662</text:p>
              </table:table-cell>
              <table:table-cell office:value-type="float" office:value="1">
                <text:p>1</text:p>
              </table:table-cell>
              <table:table-cell office:value-type="float" office:value="0.077">
                <text:p>0.0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67cm" svg:height="14.225cm" xlink:href=".." xlink:type="simple" chart:class="chart:line" chart:style-name="ch1">
        <chart:legend chart:legend-position="top" svg:x="3.35cm" svg:y="0.888cm" style:legend-expansion="wide" chart:style-name="ch2"/>
        <chart:plot-area chart:style-name="ch3" table:cell-range-address="Sheet1.A179:Sheet1.E185 Sheet1.B178:Sheet1.E178" chart:data-source-has-labels="both" svg:x="1.883cm" svg:y="2.31cm" svg:width="20.454cm" svg:height="10.243cm">
          <chartooo:coordinate-region svg:x="2.629cm" svg:y="2.502cm" svg:width="19.515cm" svg:height="9.419cm"/>
          <chart:axis chart:dimension="x" chart:name="primary-x" chart:style-name="ch4" chartooo:axis-type="auto">
            <chartooo:date-scale/>
            <chart:title svg:x="10.974cm" svg:y="12.838cm" chart:style-name="ch5">
              <text:p>T (days)</text:p>
            </chart:title>
            <chart:categories table:cell-range-address="Sheet1.A179:Sheet1.A185"/>
            <chart:grid chart:style-name="ch6" chart:class="major"/>
          </chart:axis>
          <chart:axis chart:dimension="y" chart:name="primary-y" chart:style-name="ch7">
            <chart:title svg:x="0.451cm" svg:y="12.984cm" chart:style-name="ch8">
              <text:p>Probability of each failure type occuring first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B179:Sheet1.B185" chart:label-cell-address="Sheet1.B178:Sheet1.B178" chart:class="chart:line">
            <chart:data-point chart:repeated="7"/>
          </chart:series>
          <chart:series chart:style-name="ch10" chart:values-cell-range-address="Sheet1.C179:Sheet1.C185" chart:label-cell-address="Sheet1.C178:Sheet1.C178" chart:class="chart:line">
            <chart:data-point chart:repeated="7"/>
          </chart:series>
          <chart:series chart:style-name="ch11" chart:values-cell-range-address="Sheet1.D179:Sheet1.D185" chart:label-cell-address="Sheet1.D178:Sheet1.D178" chart:class="chart:line">
            <chart:data-point chart:repeated="7"/>
          </chart:series>
          <chart:series chart:style-name="ch12" chart:values-cell-range-address="Sheet1.E179:Sheet1.E185" chart:label-cell-address="Sheet1.E178:Sheet1.E178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</text:p>
                <draw:g>
                  <svg:desc>Sheet1.B178:Sheet1.B178</svg:desc>
                </draw:g>
              </table:table-cell>
              <table:table-cell office:value-type="string">
                <text:p>Actuator</text:p>
                <draw:g>
                  <svg:desc>Sheet1.C178:Sheet1.C178</svg:desc>
                </draw:g>
              </table:table-cell>
              <table:table-cell office:value-type="string">
                <text:p>IO Processors</text:p>
                <draw:g>
                  <svg:desc>Sheet1.D178:Sheet1.D178</svg:desc>
                </draw:g>
              </table:table-cell>
              <table:table-cell office:value-type="string">
                <text:p>Main Processor</text:p>
                <draw:g>
                  <svg:desc>Sheet1.E178:Sheet1.E17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79:Sheet1.A185</svg:desc>
                </draw:g>
              </table:table-cell>
              <table:table-cell office:value-type="float" office:value="0">
                <text:p>0</text:p>
                <draw:g>
                  <svg:desc>Sheet1.B179:Sheet1.B185</svg:desc>
                </draw:g>
              </table:table-cell>
              <table:table-cell office:value-type="float" office:value="0">
                <text:p>0</text:p>
                <draw:g>
                  <svg:desc>Sheet1.C179:Sheet1.C185</svg:desc>
                </draw:g>
              </table:table-cell>
              <table:table-cell office:value-type="float" office:value="0">
                <text:p>0</text:p>
                <draw:g>
                  <svg:desc>Sheet1.D179:Sheet1.D185</svg:desc>
                </draw:g>
              </table:table-cell>
              <table:table-cell office:value-type="float" office:value="0">
                <text:p>0</text:p>
                <draw:g>
                  <svg:desc>Sheet1.E179:Sheet1.E185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74">
                <text:p>0.07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">
                <text:p>0.076</text:p>
              </table:table-cell>
              <table:table-cell office:value-type="float" office:value="0.004">
                <text:p>0.004</text:p>
              </table:table-cell>
              <table:table-cell office:value-type="float" office:value="0.135">
                <text:p>0.13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0.021">
                <text:p>0.021</text:p>
              </table:table-cell>
              <table:table-cell office:value-type="float" office:value="0.163">
                <text:p>0.16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">
                <text:p>0.78</text:p>
              </table:table-cell>
              <table:table-cell office:value-type="float" office:value="0.024">
                <text:p>0.024</text:p>
              </table:table-cell>
              <table:table-cell office:value-type="float" office:value="0.165">
                <text:p>0.16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025">
                <text:p>0.025</text:p>
              </table:table-cell>
              <table:table-cell office:value-type="float" office:value="0.165">
                <text:p>0.16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8">
                <text:p>0.78</text:p>
              </table:table-cell>
              <table:table-cell office:value-type="float" office:value="0.025">
                <text:p>0.025</text:p>
              </table:table-cell>
              <table:table-cell office:value-type="float" office:value="0.165">
                <text:p>0.165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